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svg:stroke-width="0.071cm" svg:stroke-color="#000080" draw:marker-start-width="0.306cm" draw:marker-end-width="0.306cm" draw:textarea-horizontal-align="center" draw:textarea-vertical-align="middle"/>
    </style:style>
    <style:style style:name="gr2" style:family="graphic" style:parent-style-name="measure" style:list-style-name="L1">
      <style:graphic-properties svg:stroke-width="0.071cm" svg:stroke-color="#33cc66" draw:marker-start-width="0.306cm" draw:marker-end-width="0.306cm" draw:textarea-horizontal-align="center" draw:textarea-vertical-align="middle"/>
    </style:style>
    <style:style style:name="gr3" style:family="graphic" style:parent-style-name="measure" style:list-style-name="L1">
      <style:graphic-properties svg:stroke-width="0.071cm" svg:stroke-color="#b84747" draw:marker-start-width="0.306cm" draw:marker-end-width="0.306cm" draw:textarea-horizontal-align="center" draw:textarea-vertical-align="middle"/>
    </style:style>
    <style:style style:name="gr4" style:family="graphic" style:parent-style-name="measure" style:list-style-name="L1">
      <style:graphic-properties svg:stroke-width="0.071cm" svg:stroke-color="#00ae00" draw:marker-start-width="0.306cm" draw:marker-end-width="0.306cm" draw:textarea-horizontal-align="center" draw:textarea-vertical-align="middle"/>
    </style:style>
    <style:style style:name="gr5" style:family="graphic" style:parent-style-name="measure" style:list-style-name="L1">
      <style:graphic-properties svg:stroke-width="0.071cm" svg:stroke-color="#eb613d" draw:marker-start-width="0.306cm" draw:marker-end-width="0.306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measure draw:style-name="gr1" draw:text-style-name="P1" draw:layer="measurelines" svg:x1="1.341cm" svg:y1="7.632cm" svg:x2="26.741cm" svg:y2="7.632cm">
          <text:p text:style-name="P1"><text:span text:style-name="T1">трудоспособно население</text:span></text:p>
        </draw:measure>
        <draw:measure draw:style-name="gr2" draw:text-style-name="P2" draw:layer="measurelines" svg:x1="1.341cm" svg:y1="5.516cm" svg:x2="15.629cm" svg:y2="5.516cm">
          <text:p text:style-name="P2"><text:span text:style-name="T2">работна сила</text:span></text:p>
        </draw:measure>
        <draw:measure draw:style-name="gr3" draw:text-style-name="P3" draw:layer="measurelines" svg:x1="15.804cm" svg:y1="5.516cm" svg:x2="26.74cm" svg:y2="5.516cm">
          <text:p text:style-name="P3"><text:span text:style-name="T3">лица извън работната сила</text:span></text:p>
        </draw:measure>
        <draw:measure draw:style-name="gr4" draw:text-style-name="P4" draw:layer="measurelines" svg:x1="1.341cm" svg:y1="3.399cm" svg:x2="11.748cm" svg:y2="3.399cm">
          <text:p text:style-name="P4"><text:span text:style-name="T4">заети</text:span></text:p>
        </draw:measure>
        <draw:measure draw:style-name="gr5" draw:text-style-name="P5" draw:layer="measurelines" svg:x1="11.924cm" svg:y1="3.399cm" svg:x2="15.628cm" svg:y2="3.399cm">
          <text:p text:style-name="P5"><text:span text:style-name="T5">безработни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8.222cm" fo:page-height="8.4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1-22T22:04:58</meta:creation-date>
    <dc:date>2015-11-22T22:42:34</dc:date>
    <meta:editing-duration>PT00H06M19S</meta:editing-duration>
    <meta:editing-cycles>2</meta:editing-cycles>
    <meta:generator>OOoLight/1.1$Linux OpenOffice.org_project/110r1480$Build-110</meta:generator>
    <meta:document-statistic meta:object-count="5"/>
  </office:meta>
</office:document-meta>
</file>